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3.5466666666667cm"/>
    </style:style>
    <style:style style:name="co5" style:family="table-column">
      <style:table-column-properties fo:break-before="auto" style:column-width="11.13895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eneral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reprocess_settings_SEASON_NAME.m</text:p>
          </table:table-cell>
          <table:table-cell office:value-type="string" table:style-name="ce1">
            <text:p>Update file path and date str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run_preprocess_SEASON_NAME.m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</text:p>
          </table:table-cell>
          <table:table-cell office:value-type="string" table:style-name="ce2">
            <text:p>Open …\scripts\ct_param\RADAR_params_SEASON_NAME.x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cel</text:p>
          </table:table-cell>
          <table:table-cell office:value-type="string" table:style-name="ce2">
            <text:p>Copy and paste each worksheet from Matlab "run_preprocess…" into the Excel spreadshe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make_gps_2022_Greenland_Ground</text:p>
          </table:table-cell>
          <table:table-cell office:value-type="string" table:style-name="ce1">
            <text:p>Run after adding new lines for the new da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opy and paste date and change the date in two pla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OPTIONAL: gps = plot_gps('FILE_PATH')</text:p>
          </table:table-cell>
          <table:table-cell office:value-type="string" table:style-name="ce1">
            <text:p>For viewing and debugging GPS 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run_records_create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analysis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collate_coh_noise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qlook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imb.run_all_create_track_files</text:p>
          </table:table-cell>
          <table:table-cell office:value-type="string" table:style-name="ce1">
            <text:p>Just 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imb.picker</text:p>
          </table:table-cell>
          <table:table-cell office:value-type="string" table:style-name="ce1">
            <text:p>Just 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ost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inal</text:p>
          </table:table-cell>
          <table:table-cell office:value-type="string" table:style-name="ce2">
            <text:p>umount_archive.sh</text:p>
          </table:table-cell>
          <table:table-cell office:value-type="string" table:style-name="ce1">
            <text:p>When archiving is done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AWI_RDS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reprocess_settings_2022_Greenland_Polar5.m</text:p>
          </table:table-cell>
          <table:table-cell office:value-type="string" table:style-name="ce1">
            <text:p>Update file path and date str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run_preprocess_2022_Greenland_Polar5.m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</text:p>
          </table:table-cell>
          <table:table-cell office:value-type="string" table:style-name="ce2">
            <text:p>Open T:\scratch\scripts\ct_param\rds_params_2022_Greenland_Polar5.x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cel</text:p>
          </table:table-cell>
          <table:table-cell office:value-type="string" table:style-name="ce2">
            <text:p>Copy and paste each worksheet from Matlab "run_preprocess…" into the Excel spreadshe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make_gps_2022_Greenland_Polar5</text:p>
          </table:table-cell>
          <table:table-cell office:value-type="string" table:style-name="ce1">
            <text:p>Run after adding new lines for the new da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opy and paste date and change the date in two pla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OPTIONAL: gps = plot_gps('FILE_PATH')</text:p>
          </table:table-cell>
          <table:table-cell office:value-type="string" table:style-name="ce1">
            <text:p>For viewing and debugging GPS 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run_records_create_2022_Greenland_Polar5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qlook_2022_Greenland_Polar5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run_all_create_track_files_2022_Greenland_Polar5</text:p>
          </table:table-cell>
          <table:table-cell office:value-type="string" table:style-name="ce1">
            <text:p>Just 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imb.picker</text:p>
          </table:table-cell>
          <table:table-cell office:value-type="string" table:style-name="ce1">
            <text:p>Just 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ost_2022_Greenland_Polar5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Accum" table:style-name="ta1"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erminal</text:p>
          </table:table-cell>
          <table:table-cell office:value-type="string" table:style-name="ce2">
            <text:p>make_date_folder.sh 202205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rminal</text:p>
          </table:table-cell>
          <table:table-cell office:value-type="string" table:style-name="ce2">
            <text:p>archive_date_folder.sh 202205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rminal</text:p>
          </table:table-cell>
          <table:table-cell office:value-type="string" table:style-name="ce2">
            <text:p>OPTIONAL: delete_date_folder.sh 202205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reprocess_settings_2022_Greenland_Ground.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reprocess_2022_Greenland_Ground</text:p>
          </table:table-cell>
          <table:table-cell office:value-type="string" table:style-name="ce1">
            <text:p>Run after updating dates in three spo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rtualBox</text:p>
          </table:table-cell>
          <table:table-cell office:value-type="string" table:style-name="ce2">
            <text:p>Open virtual bo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rtualBox</text:p>
          </table:table-cell>
          <table:table-cell office:value-type="string" table:style-name="ce2">
            <text:p>Open E:\scripts\accum_params_2022_Greenland_Ground.xl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cel</text:p>
          </table:table-cell>
          <table:table-cell office:value-type="string" table:style-name="ce2">
            <text:p>Copy and paste each worksheet from Matlab "run_preprocess…" into the Excel spreadshe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make_gps_2022_Greenland_Ground</text:p>
          </table:table-cell>
          <table:table-cell office:value-type="string" table:style-name="ce1">
            <text:p>Run after adding new lines for the new da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Copy and paste date and change the date in two pla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OPTIONAL: gps = plot_gps('FILE_PATH')</text:p>
          </table:table-cell>
          <table:table-cell office:value-type="string" table:style-name="ce1">
            <text:p>For viewing and debugging GPS 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run_records_create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analysis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collate_coh_noise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qlook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REMINDER: Run the commands that are printed at the e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imb.run_all_create_track_files</text:p>
          </table:table-cell>
          <table:table-cell office:value-type="string" table:style-name="ce1">
            <text:p>Just 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imb.picker</text:p>
          </table:table-cell>
          <table:table-cell office:value-type="string" table:style-name="ce1">
            <text:p>Just 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lab</text:p>
          </table:table-cell>
          <table:table-cell office:value-type="string" table:style-name="ce2">
            <text:p>edit run_post_2022_Greenland_Ground</text:p>
          </table:table-cell>
          <table:table-cell office:value-type="string" table:style-name="ce1">
            <text:p>Run after selecting data segm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inal</text:p>
          </table:table-cell>
          <table:table-cell office:value-type="string" table:style-name="ce2">
            <text:p>umount_archive.sh</text:p>
          </table:table-cell>
          <table:table-cell office:value-type="string" table:style-name="ce1">
            <text:p>When archiving is done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Paden, John D.</dc:creator>
    <meta:creation-date>2022-05-25T06:34:16Z</meta:creation-date>
    <dc:date>2022-06-08T19:16:00Z</dc:date>
    <meta:editing-cycles>1</meta:editing-cycles>
    <meta:editing-duration>PT356S</meta:editing-duration>
  </office:meta>
</office:document-meta>
</file>